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 style:list-style-name="L1"/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 style:list-style-name="L1">
      <style:text-properties fo:font-size="10pt" style:font-size-asian="10pt" style:font-size-complex="10pt"/>
    </style:style>
    <style:style style:name="P9" style:family="paragraph" style:parent-style-name="Standard" style:list-style-name="L2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2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ajęcia nr 1 - Zadania </text:p>
      <text:p text:style-name="P2"/>
      <text:p text:style-name="P4">Zadanie 1.1</text:p>
      <text:p text:style-name="P5">Napisz program witaj.cpp, który w wyniku na standardowe wyjście wypisze komunikat : <text:s/>Witaj na pokładzie!</text:p>
      <text:p text:style-name="P5"/>
      <text:p text:style-name="P5"/>
      <text:p text:style-name="P4">Zadanie 1.2.</text:p>
      <text:p text:style-name="P5">Napisz program dnitygodnia.cpp, który na standardowe wyjście wypisze:</text:p>
      <text:p text:style-name="P5"/>
      <text:p text:style-name="P5">Poniedziałek</text:p>
      <text:p text:style-name="P5">Wtorek</text:p>
      <text:p text:style-name="P5">Środa</text:p>
      <text:p text:style-name="P5">Czwartek</text:p>
      <text:p text:style-name="P5">Piątek</text:p>
      <text:p text:style-name="P5">Sobota</text:p>
      <text:p text:style-name="P5">Niedziela</text:p>
      <text:p text:style-name="P5"/>
      <text:p text:style-name="P5"/>
      <text:p text:style-name="P4">Zadanie 1.3. Choinka</text:p>
      <text:p text:style-name="P5">Napisz program choinka.cpp, który na standardowe wyjście wypisze:</text:p>
      <text:p text:style-name="P5"><text:s text:c="7"/>*</text:p>
      <text:p text:style-name="P5"><text:s text:c="5"/>***</text:p>
      <text:p text:style-name="P5"><text:s text:c="3"/>*****</text:p>
      <text:p text:style-name="P5"><text:s/>*******</text:p>
      <text:p text:style-name="P5">********* </text:p>
      <text:p text:style-name="P5"/>
      <text:p text:style-name="P5"/>
      <text:p text:style-name="P4">Zadanie 1.4. Kwadrat (a może powinien być prostokąt?)</text:p>
      <text:p text:style-name="P5">Napisz program kwadrat01.cpp, który na standardowym wyjściu narysuje kwadrat, którego jeden bok składa się z 5 gwiazdek:</text:p>
      <text:p text:style-name="P5"/>
      <text:p text:style-name="P5">*****</text:p>
      <text:p text:style-name="P5">*****</text:p>
      <text:p text:style-name="P5">*****</text:p>
      <text:p text:style-name="P5">*****</text:p>
      <text:p text:style-name="P5">*****</text:p>
      <text:p text:style-name="P5"/>
      <text:p text:style-name="P5">(Uwaga: za jakiś czas będziemy to zadanie potrafili zrobić efektywniej.)</text:p>
      <text:p text:style-name="P5"/>
      <text:p text:style-name="P4">Zadanie 1.5. Litera </text:p>
      <text:p text:style-name="P5">Napisz program litera.cpp, który na standardowym wyjściu narysuje literę wg Twojego projektu, np.</text:p>
      <text:p text:style-name="P5"/>
      <text:p text:style-name="P5"><text:s text:c="10"/>***</text:p>
      <text:p text:style-name="P5"><text:s text:c="8"/>* <text:s text:c="5"/>*</text:p>
      <text:p text:style-name="P5"><text:s text:c="6"/>* <text:s text:c="9"/>*</text:p>
      <text:p text:style-name="P5"><text:s text:c="5"/>******** <text:s text:c="2"/></text:p>
      <text:p text:style-name="P5"><text:s text:c="5"/>* <text:s text:c="11"/>*</text:p>
      <text:p text:style-name="P5"><text:s text:c="5"/>* <text:s text:c="11"/>*</text:p>
      <text:p text:style-name="P5"><text:s text:c="5"/>* <text:s text:c="11"/>*</text:p>
      <text:p text:style-name="P2"/>
      <text:p text:style-name="P10">Zadanie domowe:</text:p>
      <text:list xml:id="list71733908" text:style-name="L2">
        <text:list-item>
          <text:p text:style-name="P9">Zainstaluj na domowym komputerze Ubuntu</text:p>
        </text:list-item>
        <text:list-item>
          <text:p text:style-name="P9">Utwórz nowy plik i wpisz tam nasz pierwszy program. Zapisz, skompiluj, popraw, uruchom.</text:p>
          <text:p text:style-name="P11"><text:span text:style-name="T1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Nagórko</meta:initial-creator>
    <meta:creation-date>2012-04-17T22:51:30</meta:creation-date>
    <dc:date>2012-10-19T11:20:56</dc:date>
    <dc:creator>Monika Nagórko</dc:creator>
    <meta:editing-duration>P4DT2H44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39" meta:word-count="145" meta:character-count="1050"/>
  </office:meta>
</office:document-meta>
</file>